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draw:fill-color="#e327ff" draw:textarea-horizontal-align="justify" draw:textarea-vertical-align="middle" draw:auto-grow-height="false" fo:min-height="0.875cm" fo:min-width="0.801cm"/>
    </style:style>
    <style:style style:name="gr17"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3.547cm" fo:min-width="0cm"/>
    </style:style>
    <style:style style:name="gr19" style:family="graphic" style:parent-style-name="standard">
      <style:graphic-properties draw:fill-color="#0023ff" draw:textarea-horizontal-align="justify" draw:textarea-vertical-align="middle" draw:auto-grow-height="false" fo:min-height="0.875cm" fo:min-width="0.801cm"/>
    </style:style>
    <style:style style:name="gr20" style:family="graphic" style:parent-style-name="standard">
      <style:graphic-properties svg:stroke-width="0.1cm" svg:stroke-color="#b82323" draw:marker-start="" draw:marker-start-width="0.3cm" draw:marker-end="Arrow" draw:marker-end-width="0.3cm" draw:textarea-vertical-align="middle" fo:padding-top="0.175cm" fo:padding-bottom="0.175cm" fo:padding-left="0.3cm" fo:padding-right="0.3cm"/>
    </style:style>
    <style:style style:name="gr21" style:family="graphic" style:parent-style-name="standard">
      <style:graphic-properties draw:fill-color="#ff0000" draw:textarea-horizontal-align="justify" draw:textarea-vertical-align="middle" draw:auto-grow-height="false" fo:min-height="0.438cm" fo:min-width="0.801cm"/>
    </style:style>
    <style:style style:name="gr22" style:family="graphic" style:parent-style-name="standard">
      <style:graphic-properties draw:stroke="none" svg:stroke-color="#b82323" draw:fill="none" draw:fill-color="#ffffff" draw:textarea-horizontal-align="left" draw:auto-grow-height="true" draw:auto-grow-width="false" fo:min-height="4.335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0.483cm" fo:min-width="0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P12" style:family="paragraph">
      <loext:graphic-properties draw:fill="none" draw:fill-color="#ffffff"/>
      <style:paragraph-properties fo:text-align="start"/>
      <style:text-properties fo:color="#808080" fo:font-weight="bold" style:font-weight-asian="normal"/>
    </style:style>
    <style:style style:name="P13" style:family="paragraph">
      <loext:graphic-properties draw:fill-color="#0023ff"/>
      <style:paragraph-properties fo:text-align="center"/>
    </style:style>
    <style:style style:name="P14" style:family="paragraph">
      <loext:graphic-properties draw:fill-color="#ff0000"/>
      <style:paragraph-properties fo:text-align="center"/>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3cm">
          <draw:text-box>
            <text:p><text:span text:style-name="T1">BIE</text:span></text:p>
          </draw:text-box>
        </draw:frame>
        <draw:frame draw:style-name="gr3" draw:text-style-name="P2" draw:layer="layout" svg:width="2.2cm" svg:height="1.427cm" svg:x="25.5cm" svg:y="3.1cm">
          <draw:text-box>
            <text:p><text:span text:style-name="T1">AV</text:span></text:p>
          </draw:text-box>
        </draw:frame>
        <draw:custom-shape draw:style-name="gr4" draw:text-style-name="P4" draw:layer="layout" svg:width="21.6cm" svg:height="2.3cm" svg:x="6cm" svg:y="11.2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373cm">
          <draw:text-box>
            <text:p><text:span text:style-name="T1">BIE</text:span></text:p>
          </draw:text-box>
        </draw:frame>
        <draw:frame draw:style-name="gr6" draw:text-style-name="P5" draw:layer="layout" svg:width="5cm" svg:height="0.7cm" svg:x="1.6cm" svg:y="15cm">
          <draw:text-box>
            <text:p><text:span text:style-name="T3">Collectivité locale</text:span></text:p>
          </draw:text-box>
        </draw:frame>
        <draw:custom-shape draw:style-name="gr7" draw:text-style-name="P3" draw:layer="layout" svg:width="0.8cm" svg:height="0.7cm" svg:x="3.2cm" svg:y="9.1cm">
          <text:p/>
          <draw:enhanced-geometry svg:viewBox="0 0 21600 21600" draw:type="rectangle" draw:enhanced-path="M 0 0 L 21600 0 21600 21600 0 21600 0 0 Z N"/>
        </draw:custom-shape>
        <draw:custom-shape draw:style-name="gr8" draw:text-style-name="P3" draw:layer="layout" svg:width="2.3cm" svg:height="0.7cm" svg:x="4.7cm" svg:y="9.1cm">
          <text:p/>
          <draw:enhanced-geometry svg:viewBox="0 0 21600 21600" draw:type="rectangle" draw:enhanced-path="M 0 0 L 21600 0 21600 21600 0 21600 0 0 Z N"/>
        </draw:custom-shape>
        <draw:custom-shape draw:style-name="gr8" draw:text-style-name="P3" draw:layer="layout" svg:width="2.3cm" svg:height="0.7cm" svg:x="7.9cm" svg:y="9.1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6.1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8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6.2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823cm)">
          <text:p/>
          <draw:enhanced-geometry svg:viewBox="0 0 21600 21600" draw:type="rectangle" draw:enhanced-path="M 0 0 L 21600 0 21600 21600 0 21600 0 0 Z N"/>
        </draw:custom-shape>
        <draw:custom-shape draw:style-name="gr8" draw:text-style-name="P3" draw:layer="layout" svg:width="2.3cm" svg:height="0.7cm" svg:x="24.8cm" svg:y="9.1cm">
          <text:p/>
          <draw:enhanced-geometry svg:viewBox="0 0 21600 21600" draw:type="rectangle" draw:enhanced-path="M 0 0 L 21600 0 21600 21600 0 21600 0 0 Z N"/>
        </draw:custom-shape>
        <draw:custom-shape draw:style-name="gr7" draw:text-style-name="P3" draw:layer="layout" svg:width="0.8cm" svg:height="0.7cm" svg:x="2.2cm" svg:y="13.7cm">
          <text:p/>
          <draw:enhanced-geometry svg:viewBox="0 0 21600 21600" draw:type="rectangle" draw:enhanced-path="M 0 0 L 21600 0 21600 21600 0 21600 0 0 Z N"/>
        </draw:custom-shape>
        <draw:custom-shape draw:style-name="gr10" draw:text-style-name="P1" draw:layer="layout" svg:width="15.4cm" svg:height="1.5cm" svg:x="8.5cm" svg:y="1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961cm">
          <draw:text-box>
            <text:p><text:span text:style-name="T1">Citoyens</text:span></text:p>
          </draw:text-box>
        </draw:frame>
        <draw:custom-shape draw:style-name="gr9" draw:text-style-name="P3" draw:layer="layout" svg:width="2cm" svg:height="0.7cm" draw:transform="rotate (-1.57969750598007) translate (7.818cm 14.806cm)">
          <text:p/>
          <draw:enhanced-geometry svg:viewBox="0 0 21600 21600" draw:type="rectangle" draw:enhanced-path="M 0 0 L 21600 0 21600 21600 0 21600 0 0 Z N"/>
        </draw:custom-shape>
        <draw:frame draw:style-name="gr6" draw:text-style-name="P5" draw:layer="layout" svg:width="5cm" svg:height="0.7cm" svg:x="2.7cm" svg:y="3.9cm">
          <draw:text-box>
            <text:p><text:span text:style-name="T3">Entité Nationale</text:span></text:p>
          </draw:text-box>
        </draw:frame>
        <draw:frame draw:style-name="gr12" draw:text-style-name="P6" draw:layer="layout" svg:width="1.9cm" svg:height="1.039cm" svg:x="2.7cm" svg:y="7.961cm">
          <draw:text-box>
            <text:p text:style-name="P3"><text:span text:style-name="T3">Portail </text:span></text:p>
            <text:p text:style-name="P3"><text:span text:style-name="T3">interne</text:span></text:p>
          </draw:text-box>
        </draw:frame>
        <draw:frame draw:style-name="gr13" draw:text-style-name="P6" draw:layer="layout" svg:width="2.6cm" svg:height="1.433cm" svg:x="4.7cm" svg:y="8cm">
          <draw:text-box>
            <text:p text:style-name="P3"><text:span text:style-name="T3">Gestion de l’identité</text:span></text:p>
          </draw:text-box>
        </draw:frame>
        <draw:frame draw:style-name="gr13" draw:text-style-name="P6" draw:layer="layout" svg:width="2.6cm" svg:height="1.433cm" svg:x="8.1cm" svg:y="8.1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761cm">
          <draw:text-box>
            <text:p><text:span text:style-name="T1">électeurs</text:span></text:p>
          </draw:text-box>
        </draw:frame>
        <draw:frame draw:style-name="gr15" draw:text-style-name="P6" draw:layer="layout" svg:width="4.2cm" svg:height="1.827cm" svg:x="24.1cm" svg:y="8.067cm">
          <draw:text-box>
            <text:p text:style-name="P3"><text:span text:style-name="T3">Soumission d’idée </text:span></text:p>
            <text:p text:style-name="P3"><text:span text:style-name="T3">et candidatures</text:span></text:p>
          </draw:text-box>
        </draw:frame>
        <draw:frame draw:style-name="gr12" draw:text-style-name="P8" draw:layer="layout" svg:width="2.6cm" svg:height="1.039cm" svg:x="18.5cm" svg:y="6.661cm">
          <draw:text-box>
            <text:p text:style-name="P7"><text:span text:style-name="T3">Interface</text:span></text:p>
            <text:p text:style-name="P7"><text:span text:style-name="T3">de vote</text:span></text:p>
          </draw:text-box>
        </draw:frame>
        <draw:custom-shape draw:style-name="gr16" draw:text-style-name="P9" draw:layer="layout" svg:width="1.3cm" svg:height="1.8cm" svg:x="4.4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2.9cm" svg:height="2.615cm" svg:x="1.8cm" svg:y="4.8cm">
          <draw:text-box>
            <text:p text:style-name="P10"><text:span text:style-name="T4">Base de</text:span></text:p>
            <text:p text:style-name="P10"><text:span text:style-name="T4">Données</text:span></text:p>
            <text:p text:style-name="P10"><text:span text:style-name="T4">Identité et coordonnées des électeurs</text:span></text:p>
          </draw:text-box>
        </draw:frame>
        <draw:custom-shape draw:style-name="gr16" draw:text-style-name="P9" draw:layer="layout" svg:width="1.3cm" svg:height="1.8cm" svg:x="24.2cm" svg:y="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2" draw:layer="layout" svg:width="2.9cm" svg:height="3.797cm" svg:x="25.3cm" svg:y="3.803cm">
          <draw:text-box>
            <text:p text:style-name="P7"><text:span text:style-name="T4">Base de</text:span></text:p>
            <text:p text:style-name="P7"><text:span text:style-name="T4">Données</text:span></text:p>
            <text:p text:style-name="P7"><text:span text:style-name="T4">Idées, votes, tags,</text:span></text:p>
            <text:p text:style-name="P7"><text:span text:style-name="T4">Candidatures,</text:span></text:p>
            <text:p text:style-name="P7"><text:span text:style-name="T4">Ministres, censeurs,</text:span></text:p>
            <text:p text:style-name="P7"><text:span text:style-name="T4">premiers-ministres</text:span></text:p>
          </draw:text-box>
        </draw:frame>
        <draw:custom-shape draw:style-name="gr19" draw:text-style-name="P13" draw:layer="layout" svg:width="1.3cm" svg:height="1.8cm" svg:x="22.3cm" svg:y="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2" draw:layer="layout" svg:width="4.7cm" svg:height="1.827cm" svg:x="19.1cm" svg:y="3.003cm">
          <draw:text-box>
            <text:p text:style-name="P7"><text:span text:style-name="T4">Base de données des filtres et votes pour chaque IE</text:span></text:p>
            <text:p text:style-name="P7"><text:span text:style-name="T4"/></text:p>
          </draw:text-box>
        </draw:frame>
        <draw:line draw:style-name="gr20" draw:text-style-name="P3" draw:layer="layout" svg:x1="17.4cm" svg:y1="5.4cm" svg:x2="12cm" svg:y2="5.4cm">
          <text:p/>
        </draw:line>
        <draw:line draw:style-name="gr20" draw:text-style-name="P3" draw:layer="layout" svg:x1="10.5cm" svg:y1="5.5cm" svg:x2="7.9cm" svg:y2="4.7cm">
          <text:p/>
        </draw:line>
        <draw:line draw:style-name="gr20" draw:text-style-name="P3" draw:layer="layout" svg:x1="24.8cm" svg:y1="5.4cm" svg:x2="18.9cm" svg:y2="5.3cm">
          <text:p/>
        </draw:line>
        <draw:custom-shape draw:style-name="gr21" draw:text-style-name="P14" draw:layer="layout" svg:width="1.3cm" svg:height="1.1cm" svg:x="6.3cm" svg:y="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12" draw:layer="layout" svg:width="2.9cm" svg:height="4.585cm" svg:x="7.7cm" svg:y="3.7cm">
          <draw:text-box>
            <text:p text:style-name="P7"><text:span text:style-name="T4">Base de</text:span></text:p>
            <text:p text:style-name="P7"><text:span text:style-name="T4">Données</text:span></text:p>
            <text:p text:style-name="P7"><text:span text:style-name="T4">de cohérence</text:span></text:p>
            <text:p text:style-name="P7"><text:span text:style-name="T4">Volume de vote par élection</text:span></text:p>
            <text:p text:style-name="P7"><text:span text:style-name="T4">Contre volume de vote par électeur</text:span></text:p>
            <text:p text:style-name="P10"><text:span text:style-name="T4"/></text:p>
          </draw:text-box>
        </draw:frame>
        <draw:frame draw:style-name="gr23" draw:text-style-name="P6" draw:layer="layout" svg:width="4.6cm" svg:height="0.733cm" svg:x="12.9cm" svg:y="4.6cm">
          <draw:text-box>
            <text:p text:style-name="P3"><text:span text:style-name="T3">Statistiques des vo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9:06.999298813</dc:date>
    <meta:editing-duration>PT7H19M25S</meta:editing-duration>
    <meta:editing-cycles>41</meta:editing-cycles>
    <meta:generator>LibreOffice/6.1.5.2$Linux_X86_64 LibreOffice_project/10$Build-2</meta:generator>
    <meta:document-statistic meta:object-count="40"/>
  </office:meta>
</office:document-meta>
</file>